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FMono-Regular" svg:font-family="SFMono-Regular, Menlo, Monaco, Consolas, 'Liberation Mono', 'Courier New', Courier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fo:line-height="140%" fo:orphans="2" fo:widows="2" fo:text-indent="0in" style:auto-text-indent="false" fo:padding="0in" fo:border="none"/>
    </style:style>
    <style:style style:name="T1" style:family="text">
      <style:text-properties fo:color="#ff3300"/>
    </style:style>
    <style:style style:name="T2" style:family="text">
      <style:text-properties fo:color="#666666"/>
    </style:style>
    <style:style style:name="T3" style:family="text">
      <style:text-properties fo:color="#208050"/>
    </style:style>
    <style:style style:name="T4" style:family="text">
      <style:text-properties fo:font-variant="normal" fo:text-transform="none" fo:color="#404040" style:font-name="SFMono-Regular" fo:font-size="9pt" fo:letter-spacing="normal" fo:font-style="normal" fo:font-weight="normal"/>
    </style:style>
    <style:style style:name="T5" style:family="text">
      <style:text-properties fo:font-variant="normal" fo:text-transform="none" fo:color="#666666" style:font-name="SFMono-Regular" fo:font-size="9pt" fo:letter-spacing="normal" fo:font-style="normal" fo:font-weight="normal"/>
    </style:style>
    <style:style style:name="T6" style:family="text">
      <style:text-properties fo:font-variant="normal" fo:text-transform="none" fo:color="#ff3300" style:font-name="SFMono-Regular" fo:font-size="9pt" fo:letter-spacing="normal" fo:font-style="normal" fo:font-weight="normal"/>
    </style:style>
    <style:style style:name="T7" style:family="text">
      <style:text-properties fo:font-variant="normal" fo:text-transform="none" fo:color="#208050" style:font-name="SFMono-Regular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croPython</text:p>
      <text:p text:style-name="Standard"/>
      <text:p text:style-name="Standard">Vidéo:</text:p>
      <text:p text:style-name="Standard"><text:a xlink:type="simple" xlink:href="https://www.youtube.com/watch?v=dY0QyILX8NA" text:style-name="Internet_20_link" text:visited-style-name="Visited_20_Internet_20_Link"/></text:p>
      <text:p text:style-name="Standard"><text:a xlink:type="simple" xlink:href="https://www.youtube.com/watch?v=dY0QyILX8NA" text:style-name="Internet_20_link" text:visited-style-name="Visited_20_Internet_20_Link">https://www.youtube.com/watch?v=dY0QyILX8NA</text:a></text:p>
      <text:p text:style-name="Standard"/>
      <text:p text:style-name="Standard"/>
      <text:p text:style-name="Standard">&gt; pip3 install esptool</text:p>
      <text:p text:style-name="Standard"/>
      <text:p text:style-name="Standard"/>
      <text:p text:style-name="Standard">Effacer la mémoire flash de l'ESP8266</text:p>
      <text:p text:style-name="Standard">&gt; esptool.py -p <text:span text:style-name="T1">COM15</text:span> erase_flash </text:p>
      <text:p text:style-name="Standard"/>
      <text:p text:style-name="Standard"/>
      <text:p text:style-name="Standard">Charger le firmware</text:p>
      <text:p text:style-name="Standard"/>
      <text:p text:style-name="P1"><text:span text:style-name="T4">&gt; esptool</text:span><text:span text:style-name="T5">.</text:span><text:span text:style-name="T4">py </text:span><text:span text:style-name="T5">--</text:span><text:span text:style-name="T4">port </text:span><text:span text:style-name="T6">COM15</text:span><text:span text:style-name="T4"> </text:span><text:span text:style-name="T5">--</text:span><text:span text:style-name="T4">baud </text:span><text:span text:style-name="T7">115200</text:span><text:span text:style-name="T4"> write_flash </text:span><text:span text:style-name="T5">--</text:span><text:span text:style-name="T4">flash_size</text:span><text:span text:style-name="T5">=</text:span><text:span text:style-name="T4">detect </text:span><text:span text:style-name="T7">0</text:span><text:span text:style-name="T4"> e</text:span>sp8266-20200911-v1.13.bi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FMono-Regular" svg:font-family="SFMono-Regular, Menlo, Monaco, Consolas, 'Liberation Mono', 'Courier New', Courier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el NORODINE</meta:initial-creator>
    <meta:creation-date>2021-01-24T20:22:42.57</meta:creation-date>
    <dc:date>2021-01-24T21:10:33.01</dc:date>
    <dc:creator>Michel NORODINE</dc:creator>
    <meta:editing-duration>PT47M51S</meta:editing-duration>
    <meta:editing-cycles>6</meta:editing-cycles>
    <meta:generator>OpenOffice/4.1.7$Win32 OpenOffice.org_project/417m1$Build-9800</meta:generator>
    <meta:document-statistic meta:table-count="0" meta:image-count="0" meta:object-count="0" meta:page-count="1" meta:paragraph-count="8" meta:word-count="34" meta:character-count="272"/>
  </office:meta>
</office:document-meta>
</file>